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d1fcc" officeooo:paragraph-rsid="000e54f4"/>
    </style:style>
    <style:style style:name="P2" style:family="paragraph" style:parent-style-name="Standard">
      <style:text-properties fo:font-weight="bold" officeooo:rsid="001d1fcc" officeooo:paragraph-rsid="000e54f4" style:font-weight-asian="bold" style:font-weight-complex="bold"/>
    </style:style>
    <style:style style:name="P3" style:family="paragraph" style:parent-style-name="Standard">
      <style:text-properties fo:font-weight="bold" officeooo:rsid="001d1fcc" officeooo:paragraph-rsid="0011425b" style:font-weight-asian="bold" style:font-weight-complex="bold"/>
    </style:style>
    <style:style style:name="P4" style:family="paragraph" style:parent-style-name="Standard">
      <style:text-properties officeooo:rsid="000e54f4" officeooo:paragraph-rsid="000e54f4"/>
    </style:style>
    <style:style style:name="P5" style:family="paragraph" style:parent-style-name="Standard">
      <style:text-properties officeooo:rsid="000fbb46" officeooo:paragraph-rsid="000fbb46"/>
    </style:style>
    <style:style style:name="P6" style:family="paragraph" style:parent-style-name="Standard">
      <style:text-properties officeooo:rsid="0011425b" officeooo:paragraph-rsid="0011425b"/>
    </style:style>
    <style:style style:name="P7" style:family="paragraph" style:parent-style-name="Standard">
      <style:text-properties fo:font-weight="normal" officeooo:rsid="001d1fcc" officeooo:paragraph-rsid="0011425b" style:font-weight-asian="normal" style:font-weight-complex="normal"/>
    </style:style>
    <style:style style:name="P8" style:family="paragraph" style:parent-style-name="Standard">
      <style:text-properties fo:font-weight="normal" officeooo:rsid="001d1fcc" officeooo:paragraph-rsid="001306a5" style:font-weight-asian="normal" style:font-weight-complex="normal"/>
    </style:style>
    <style:style style:name="P9" style:family="paragraph" style:parent-style-name="Standard">
      <style:text-properties fo:font-weight="normal" officeooo:rsid="000e54f4" officeooo:paragraph-rsid="0011425b" style:font-weight-asian="normal" style:font-weight-complex="normal"/>
    </style:style>
    <style:style style:name="P10" style:family="paragraph" style:parent-style-name="Standard">
      <style:text-properties fo:font-weight="normal" officeooo:rsid="000fbb46" officeooo:paragraph-rsid="0011425b" style:font-weight-asian="normal" style:font-weight-complex="normal"/>
    </style:style>
    <style:style style:name="T1" style:family="text">
      <style:text-properties officeooo:rsid="000e54f4"/>
    </style:style>
    <style:style style:name="T2" style:family="text">
      <style:text-properties officeooo:rsid="001f43bb"/>
    </style:style>
    <style:style style:name="T3" style:family="text">
      <style:text-properties officeooo:rsid="000fbb46"/>
    </style:style>
    <style:style style:name="T4" style:family="text">
      <style:text-properties officeooo:rsid="0011425b"/>
    </style:style>
    <style:style style:name="T5" style:family="text">
      <style:text-properties officeooo:rsid="001306a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TOTYP ZAKŁADKI PRACOWNICY:</text:p>
      <text:p text:style-name="P1"/>
      <text:p text:style-name="P2">Cykl użytkowania:</text:p>
      <text:p text:style-name="P1"/>
      <text:p text:style-name="P1">Etap 1: <text:span text:style-name="T1">Kiedy użytkownik wchodzi na zadaną kartę, oczekujemy, że wszystkie dane na aktualny miesiąc zostaną wczytane z serwera na starcie. Przez dane rozumiemy pojedyncze wiersze pracowników, zawierające wszystkie interesujące nas pola. Dane trzymamy w obiektach financeEntry. Umożliwiamy sortowanie (najprawdopodobniej z innego modułu) danych, a także zaznaczanie ich. Klikając przy każdym z użytkowników PAY następuje przekierowanie do modułu financePaymentOperation. </text:span></text:p>
      <text:p text:style-name="P1"/>
      <text:p text:style-name="P4">Etap 2.1: Możemy zmienić przedział czasowy przez moduł <text:span text:style-name="T2">periodSetter, </text:span>bądź klikając odpowiednie strzałki. Wtedy następuje w zasadzie powtórzenie procesu wczytania danych z Etapu 1. Wysyłany jest „finance_change_<text:span text:style-name="T4">occured</text:span>”. Odbierany jest „finance_change_<text:span text:style-name="T4">occured</text:span>_results”. </text:p>
      <text:p text:style-name="P4">Etap 2.2: Po zaznaczeniu dokładnie jednego pracownika wyświetlane są na boku dane kontraktu. <text:span text:style-name="T3">Ten pobierany jest w momencie zaznaczenia owego jednego pracownika i przechowywany w obiekcie contractsData, który albo jest po prostu przechowywany (w przypadku gdy użytkownik zaznaczy więcej ludzi), albo wyświetlany w kontenerze. Wysyłamy „finance_get_contract”, odbieramy „finance_get_contract_results”. </text:span></text:p>
      <text:p text:style-name="P6">Etap 2.3: Możemy wczytać dane na nowo, z uwzględnieniem elementów wpisanych do wyszukania. Wtedy, ponownie używamy wczytania z etapu 2.1. Podobnie jak w module pracowników, tutaj też w 3 sytuacjach wysyłamy zapytanie wyszukujące.</text:p>
      <text:p text:style-name="P6"/>
      <text:p text:style-name="P5">Etap 3: Dla każdego użytkownika mamy dwie opcje: zakończ kontrakt i stwórz nowy kontrakt. Zakończenie kontraktu odbywa się prosto, z wykorzystaniem modułu verifyUser. Wysyłamy „finance_finish_contract”, otrzymujemy „finance_finish_contract_results”. Pamiętajmy, że przy zmianie kontraktu zmieniamy na frontendzie wyświetlanie kontraktu na INVALID (w bazie wykona się to podczas zapytania). Create new contract prowadzi do modułu financeContractConstructor, którego celem jest przeprowadzenie efektywnej zmiany, bądź dodania nowego kontraktu. Wspomniany moduł też korzysta z verifyUser. <text:span text:style-name="T4">Po skończeniu pracy modułu aktualizujemy widok kontraktu nowymi danymi.</text:span></text:p>
      <text:p text:style-name="P6">Na etapie 3 korzystamy też z modułu warningsModule. Tworzymy ostrzeżenie w sytuacji, w której użytkownik chce wykonać nietypową akcję (brak ciągłości, kontrakt na przeszłość). </text:p>
      <text:p text:style-name="P6">„Nie da się zmienić zapłaconych wyników</text:p>
      <text:p text:style-name="P6">ale za to da się zmienić kontrakt, który nie został zapłacony</text:p>
      <text:p text:style-name="P6">z ostrzeżeniem (przeszłość) bez ostrzeżenia (od np. dzisiaj)”.</text:p>
      <text:p text:style-name="P6"/>
      <text:p text:style-name="P3"><text:span text:style-name="T4">JSONy</text:span>:</text:p>
      <text:p text:style-name="P7"/>
      <text:p text:style-name="P7"><text:span text:style-name="T1">„finance_change_occured”</text:span></text:p>
      <text:p text:style-name="P7"><text:tab/><text:span text:style-name="T4">type: tak jak tytuł</text:span></text:p>
      <text:p text:style-name="P7"><text:tab/><text:span text:style-name="T4">period_start: string</text:span></text:p>
      <text:p text:style-name="P7"><text:tab/><text:span text:style-name="T4">period_end: string</text:span></text:p>
      <text:p text:style-name="P7"><text:tab/><text:span text:style-name="T4">parametry które wyszukujemy …</text:span></text:p>
      <text:p text:style-name="P7"><text:tab/><text:span text:style-name="T4">name: string</text:span></text:p>
      <text:p text:style-name="P7"><text:tab/>…</text:p>
      <text:p text:style-name="P7"><text:tab/><text:span text:style-name="T5">sorting_type: enum</text:span></text:p>
      <text:p text:style-name="P7"/>
      <text:p text:style-name="P7"><text:span text:style-name="T1">„finance_change_occured_results”</text:span></text:p>
      <text:p text:style-name="P8"><text:tab/><text:span text:style-name="T4">type: tak jak tytuł</text:span></text:p>
      <text:p text:style-name="P8"><text:tab/><text:span text:style-name="T5">data: Array[{wiersz 1 – obiekt}, {wiersz 2 – obiekt}, {…}, … ]</text:span></text:p>
      <text:p text:style-name="P8"><text:tab/><text:span text:style-name="T5">status_code: 0/1/2</text:span><text:tab/></text:p>
      <text:p text:style-name="P7"><text:soft-page-break/></text:p>
      <text:p text:style-name="P7">„ <text:span text:style-name="T3">finance_get_contract”</text:span></text:p>
      <text:p text:style-name="P7"><text:tab/><text:span text:style-name="T4">type: tak jak tytuł</text:span></text:p>
      <text:p text:style-name="P7"><text:tab/><text:span text:style-name="T5">user_id: int</text:span></text:p>
      <text:p text:style-name="P7"/>
      <text:p text:style-name="P9"><text:span text:style-name="T3">„finance_get_contract_results”</text:span></text:p>
      <text:p text:style-name="P9"><text:tab/><text:span text:style-name="T4">type: tak jak tytuł</text:span></text:p>
      <text:p text:style-name="P9"><text:tab/><text:span text:style-name="T5">data: Array[{kontrakt 1}, {kontrakt 2}, {…}, …]</text:span></text:p>
      <text:p text:style-name="P9"><text:tab/><text:span text:style-name="T5">status_code: 0/1/2</text:span></text:p>
      <text:p text:style-name="P9"/>
      <text:p text:style-name="P10">„finance_finish_contract”</text:p>
      <text:p text:style-name="P10"><text:tab/><text:span text:style-name="T4">type: tak jak tytuł</text:span></text:p>
      <text:p text:style-name="P10"><text:tab/><text:span text:style-name="T5">user_id: int</text:span></text:p>
      <text:p text:style-name="P10"><text:tab/><text:span text:style-name="T5">password/PIN: string</text:span></text:p>
      <text:p text:style-name="P10"/>
      <text:p text:style-name="P10">„finance_finish_contract_results”</text:p>
      <text:p text:style-name="P10"><text:tab/><text:span text:style-name="T4">type: tak jak tytuł</text:span></text:p>
      <text:p text:style-name="P10"><text:tab/><text:span text:style-name="T5">status_code: 0/1/3 (3 = błędne dane wejściow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5:42:00.296614002</meta:creation-date>
    <meta:generator>LibreOffice/6.0.7.3$Linux_X86_64 LibreOffice_project/00m0$Build-3</meta:generator>
    <dc:date>2019-02-14T16:22:32.695083815</dc:date>
    <meta:editing-duration>PT4M18S</meta:editing-duration>
    <meta:editing-cycles>1</meta:editing-cycles>
    <meta:document-statistic meta:table-count="0" meta:image-count="0" meta:object-count="0" meta:page-count="2" meta:paragraph-count="38" meta:word-count="381" meta:character-count="3050" meta:non-whitespace-character-count="2680"/>
  </office:meta>
</office:document-meta>
</file>